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ＭＳ 明朝" svg:font-family="'ＭＳ 明朝'" style:font-family-generic="system" style:font-pitch="variable"/>
  </office:font-face-decls>
  <office:automatic-styles>
    <style:style style:name="Таблица1" style:family="table">
      <style:table-properties style:width="14.651cm" table:align="margins" style:writing-mode="lr-tb"/>
    </style:style>
    <style:style style:name="Таблица1.A" style:family="table-column">
      <style:table-column-properties style:column-width="3.664cm" style:rel-column-width="16383*"/>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3" style:family="table">
      <style:table-properties style:width="14.651cm" table:align="margins" style:writing-mode="lr-tb"/>
    </style:style>
    <style:style style:name="Таблица3.A" style:family="table-column">
      <style:table-column-properties style:column-width="3.664cm" style:rel-column-width="16383*"/>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P1" style:family="paragraph" style:parent-style-name="Standard" style:list-style-name="WWNum1"/>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17670f" officeooo:paragraph-rsid="0017670f"/>
    </style:style>
    <style:style style:name="P4" style:family="paragraph" style:parent-style-name="Standard">
      <style:paragraph-properties fo:text-align="justify" style:justify-single-word="false"/>
      <style:text-properties officeooo:rsid="0017670f" officeooo:paragraph-rsid="0017670f"/>
    </style:style>
    <style:style style:name="P5" style:family="paragraph" style:parent-style-name="Standard">
      <style:paragraph-properties fo:text-align="justify" style:justify-single-word="false"/>
      <style:text-properties officeooo:paragraph-rsid="0017670f"/>
    </style:style>
    <style:style style:name="P6" style:family="paragraph" style:parent-style-name="Standard">
      <style:text-properties officeooo:paragraph-rsid="0017670f"/>
    </style:style>
    <style:style style:name="P7" style:family="paragraph" style:parent-style-name="Standard">
      <style:text-properties officeooo:paragraph-rsid="00186fb2"/>
    </style:style>
    <style:style style:name="P8" style:family="paragraph" style:parent-style-name="Standard">
      <style:text-properties officeooo:rsid="00186fb2" officeooo:paragraph-rsid="00186fb2"/>
    </style:style>
    <style:style style:name="P9" style:family="paragraph" style:parent-style-name="Standard">
      <style:text-properties officeooo:rsid="00195990" officeooo:paragraph-rsid="00195990"/>
    </style:style>
    <style:style style:name="P10" style:family="paragraph" style:parent-style-name="Standard">
      <style:text-properties officeooo:paragraph-rsid="00195990"/>
    </style:style>
    <style:style style:name="P11" style:family="paragraph" style:parent-style-name="Standard">
      <style:text-properties officeooo:rsid="001a25a6" officeooo:paragraph-rsid="001a25a6"/>
    </style:style>
    <style:style style:name="P12" style:family="paragraph" style:parent-style-name="Standard">
      <style:text-properties officeooo:rsid="001a25a6" officeooo:paragraph-rsid="00238c20"/>
    </style:style>
    <style:style style:name="P13" style:family="paragraph" style:parent-style-name="Standard">
      <style:text-properties officeooo:rsid="001b2a04" officeooo:paragraph-rsid="001b2a04"/>
    </style:style>
    <style:style style:name="P14" style:family="paragraph" style:parent-style-name="Standard">
      <style:text-properties officeooo:rsid="001b2a04" officeooo:paragraph-rsid="00238c20"/>
    </style:style>
    <style:style style:name="P15" style:family="paragraph" style:parent-style-name="Standard">
      <style:text-properties officeooo:rsid="001ef1f5" officeooo:paragraph-rsid="001ef1f5"/>
    </style:style>
    <style:style style:name="P16" style:family="paragraph" style:parent-style-name="Standard">
      <style:text-properties officeooo:rsid="001ef1f5" officeooo:paragraph-rsid="00238c20"/>
    </style:style>
    <style:style style:name="P17" style:family="paragraph" style:parent-style-name="Standard">
      <style:text-properties officeooo:rsid="00209cf6" officeooo:paragraph-rsid="00209cf6"/>
    </style:style>
    <style:style style:name="P18" style:family="paragraph" style:parent-style-name="Standard">
      <style:text-properties officeooo:rsid="0021d0c9" officeooo:paragraph-rsid="0021d0c9"/>
    </style:style>
    <style:style style:name="P19" style:family="paragraph" style:parent-style-name="Standard">
      <style:text-properties officeooo:rsid="00238c20" officeooo:paragraph-rsid="00238c20"/>
    </style:style>
    <style:style style:name="P20" style:family="paragraph" style:parent-style-name="Standard">
      <style:text-properties officeooo:paragraph-rsid="001b2a04"/>
    </style:style>
    <style:style style:name="P21" style:family="paragraph" style:parent-style-name="Standard">
      <style:text-properties officeooo:rsid="0026d278"/>
    </style:style>
    <style:style style:name="P22" style:family="paragraph" style:parent-style-name="Standard">
      <style:text-properties officeooo:rsid="0026d278" officeooo:paragraph-rsid="0026d278"/>
    </style:style>
    <style:style style:name="P23" style:family="paragraph" style:parent-style-name="Standard">
      <style:text-properties officeooo:rsid="0028a0d7" officeooo:paragraph-rsid="0028a0d7"/>
    </style:style>
    <style:style style:name="P24" style:family="paragraph" style:parent-style-name="Standard">
      <style:text-properties officeooo:paragraph-rsid="0028a0d7"/>
    </style:style>
    <style:style style:name="P25" style:family="paragraph" style:parent-style-name="Standard">
      <style:text-properties officeooo:rsid="002a3544" officeooo:paragraph-rsid="002a3544"/>
    </style:style>
    <style:style style:name="P26" style:family="paragraph" style:parent-style-name="Standard">
      <style:text-properties officeooo:rsid="002d0297" officeooo:paragraph-rsid="002d0297"/>
    </style:style>
    <style:style style:name="P27" style:family="paragraph" style:parent-style-name="Standard">
      <style:text-properties fo:font-variant="normal" fo:text-transform="none" fo:color="#000000" fo:letter-spacing="normal"/>
    </style:style>
    <style:style style:name="P28" style:family="paragraph" style:parent-style-name="Standard">
      <style:paragraph-properties fo:margin-left="0cm" fo:margin-right="0cm" fo:text-indent="1.27cm" style:auto-text-indent="false"/>
    </style:style>
    <style:style style:name="P29" style:family="paragraph" style:parent-style-name="Standard" style:master-page-name="Standard">
      <style:paragraph-properties style:page-number="auto"/>
    </style:style>
    <style:style style:name="P30" style:family="paragraph" style:parent-style-name="Preformatted_20_Text">
      <loext:graphic-properties draw:fill="solid" draw:fill-color="#eeeeee" draw:opacity="100%"/>
      <style:paragraph-properties fo:orphans="2" fo:widows="2" fo:background-color="#eeeeee"/>
      <style:text-properties fo:font-variant="normal" fo:text-transform="none" fo:color="#000000" fo:letter-spacing="normal"/>
    </style:style>
    <style:style style:name="P31" style:family="paragraph" style:parent-style-name="Preformatted_20_Text">
      <loext:graphic-properties draw:fill="solid" draw:fill-color="#eeeeee" draw:opacity="100%"/>
      <style:paragraph-properties fo:orphans="2" fo:widows="2" fo:background-color="#eeeeee"/>
      <style:text-properties fo:font-variant="normal" fo:text-transform="none" fo:color="#aa9900" fo:font-size="12pt" fo:letter-spacing="normal" fo:font-style="normal" fo:font-weight="normal"/>
    </style:style>
    <style:style style:name="P32" style:family="paragraph" style:parent-style-name="Preformatted_20_Text">
      <loext:graphic-properties draw:fill="solid" draw:fill-color="#eeeeee" draw:opacity="100%"/>
      <style:paragraph-properties fo:orphans="2" fo:widows="2" fo:background-color="#eeeeee"/>
      <style:text-properties fo:font-variant="normal" fo:text-transform="none" fo:color="#0000ee" fo:font-size="12pt" fo:letter-spacing="normal" fo:font-style="normal" fo:font-weight="bold"/>
    </style:style>
    <style:style style:name="P33" style:family="paragraph" style:parent-style-name="Preformatted_20_Text">
      <loext:graphic-properties draw:fill="solid" draw:fill-color="#eeeeee" draw:opacity="100%"/>
      <style:paragraph-properties fo:orphans="2" fo:widows="2" fo:background-color="#eeeeee"/>
      <style:text-properties fo:font-variant="normal" fo:text-transform="none" fo:color="#4444ff" fo:font-size="12pt" fo:letter-spacing="normal" fo:font-style="normal" fo:font-weight="normal"/>
    </style:style>
    <style:style style:name="P34" style:family="paragraph" style:parent-style-name="Preformatted_20_Text">
      <loext:graphic-properties draw:fill="solid" draw:fill-color="#eeeeee" draw:opacity="100%"/>
      <style:paragraph-properties fo:orphans="2" fo:widows="2" fo:background-color="#eeeeee"/>
    </style:style>
    <style:style style:name="P35" style:family="paragraph" style:parent-style-name="Preformatted_20_Text">
      <loext:graphic-properties draw:fill="solid" draw:fill-color="#eeeeee" draw:opacity="100%"/>
      <style:paragraph-properties fo:margin-left="0cm" fo:margin-right="0cm" fo:orphans="2" fo:widows="2" fo:text-indent="0cm" style:auto-text-indent="false" fo:background-color="#eeeeee"/>
      <style:text-properties fo:font-variant="normal" fo:text-transform="none" fo:color="#4444ff" fo:font-size="12pt" fo:letter-spacing="normal" fo:font-style="normal" fo:font-weight="normal"/>
    </style:style>
    <style:style style:name="P36" style:family="paragraph" style:parent-style-name="Preformatted_20_Text">
      <loext:graphic-properties draw:fill="solid" draw:fill-color="#eeeeee" draw:opacity="100%"/>
      <style:paragraph-properties fo:margin-top="0cm" fo:margin-bottom="0.499cm" loext:contextual-spacing="false" fo:orphans="2" fo:widows="2" fo:background-color="#eeeeee"/>
      <style:text-properties fo:font-variant="normal" fo:text-transform="none" fo:color="#000000" fo:letter-spacing="normal"/>
    </style:style>
    <style:style style:name="P37" style:family="paragraph" style:parent-style-name="Table_20_Contents">
      <style:text-properties officeooo:rsid="0017670f" officeooo:paragraph-rsid="0017670f"/>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17670f"/>
    </style:style>
    <style:style style:name="T4" style:family="text">
      <style:text-properties officeooo:rsid="00186fb2"/>
    </style:style>
    <style:style style:name="T5" style:family="text">
      <style:text-properties officeooo:rsid="00195990"/>
    </style:style>
    <style:style style:name="T6" style:family="text">
      <style:text-properties officeooo:rsid="001b2a04"/>
    </style:style>
    <style:style style:name="T7" style:family="text">
      <style:text-properties officeooo:rsid="0021d0c9"/>
    </style:style>
    <style:style style:name="T8" style:family="text">
      <style:text-properties officeooo:rsid="00238c20"/>
    </style:style>
    <style:style style:name="T9" style:family="text">
      <style:text-properties officeooo:rsid="002551fc"/>
    </style:style>
    <style:style style:name="T10" style:family="text">
      <style:text-properties officeooo:rsid="0028a0d7"/>
    </style:style>
    <style:style style:name="T11" style:family="text">
      <style:text-properties officeooo:rsid="002bbd54"/>
    </style:style>
    <style:style style:name="T12" style:family="text">
      <style:text-properties officeooo:rsid="002e053d"/>
    </style:style>
    <style:style style:name="T13" style:family="text">
      <style:text-properties officeooo:rsid="002f16e2"/>
    </style:style>
    <style:style style:name="T14" style:family="text">
      <style:text-properties officeooo:rsid="0032bc86"/>
    </style:style>
    <style:style style:name="T15" style:family="text">
      <style:text-properties officeooo:rsid="0035ef59"/>
    </style:style>
    <style:style style:name="T16" style:family="text">
      <style:text-properties fo:color="#008800" fo:font-size="12pt" fo:font-style="normal" fo:font-weight="normal"/>
    </style:style>
    <style:style style:name="T17" style:family="text">
      <style:text-properties fo:color="#0077aa" fo:font-size="12pt" fo:font-style="normal" fo:font-weight="normal"/>
    </style:style>
    <style:style style:name="T18" style:family="text">
      <style:text-properties fo:color="#888888" fo:font-size="12pt" fo:font-style="normal" fo:font-weight="normal"/>
    </style:style>
    <style:style style:name="T19" style:family="text">
      <style:text-properties fo:color="#880000" fo:font-size="12pt" fo:font-style="normal" fo:font-weight="normal"/>
    </style:style>
    <style:style style:name="T20" style:family="text">
      <style:text-properties fo:color="#660044" fo:font-size="12pt" fo:font-style="normal" fo:font-weight="normal"/>
    </style:style>
    <style:style style:name="T21" style:family="text">
      <style:text-properties fo:font-variant="normal" fo:text-transform="none" fo:color="#000000" fo:letter-spacing="normal"/>
    </style:style>
    <style:style style:name="T22" style:family="text">
      <style:text-properties fo:font-variant="normal" fo:text-transform="none" fo:color="#880000" fo:font-size="12pt" fo:letter-spacing="normal"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Computer Architecture – Assembly Homework</text:span></text:p>
      <text:p text:style-name="Standard"/>
      <text:p text:style-name="Standard"><text:span text:style-name="T1">Exercise 1)</text:span> Explain how the following program can be used to determine whether a computer is big-endian or little-endian:</text:p>
      <text:p text:style-name="Standard">li $t0, 0x6789CDBA </text:p>
      <text:p text:style-name="Standard">sw $t0, 100($0) </text:p>
      <text:p text:style-name="Standard">lb $s5, 101($0)</text:p>
      <text:p text:style-name="Standard"/>
      <text:p text:style-name="P4">This program stores digit 0x6789CDBA in memory (100 + $0) and saves next 3 bits and then load byte from memory: $s5 = Memory[$0 + 101]. 0x6789CDBA is </text:p>
      <text:p text:style-name="P4">0110 0111 1000 1001 1100 1101 1011 1010 in binary for little-endian and</text:p>
      <text:p text:style-name="P4">0101 1101 1011 0011 1001 0001 1110 0110 in binary for big-endian</text:p>
      <text:p text:style-name="P5"><text:span text:style-name="T3">So we can compare bits.</text:span></text:p>
      <text:p text:style-name="Standard"/>
      <text:p text:style-name="Standard"><text:span text:style-name="T1">Exercise 2)</text:span> Write the following strings using ASCII encoding. Write your final answers in hexadecimal.</text:p>
      <text:list xml:id="list6241025405308737319" text:style-name="WWNum1">
        <text:list-item>
          <text:p text:style-name="P1">(a) ABBA</text:p>
        </text:list-item>
        <text:list-item>
          <text:p text:style-name="P1">(b) Perfect 20!</text:p>
        </text:list-item>
        <text:list-item>
          <text:p text:style-name="P1">(c) (your own name) </text:p>
        </text:list-item>
      </text:list>
      <text:p text:style-name="Standard"/>
      <text:p text:style-name="P3">(a) ABBA - 0x41424241</text:p>
      <text:p text:style-name="P3">(b) Perfect 20! - 0x5065726665637420323021 </text:p>
      <text:p text:style-name="P3">(c) Andrey - 0x416E64726579</text:p>
      <text:p text:style-name="Standard"/>
      <text:p text:style-name="Standard"><text:span text:style-name="T1">Exercise 3)</text:span> Show how the strings in Exercise 2 are stored in a byte-addressable memory on (a) a big-endian machine and (b) a little-endian machine starting at memory address 0x1000100C. Use a memory diagram. Clearly indicate the memory address of each byte on each machine.</text:p>
      <text:p text:style-name="Standard"/>
      <text:p text:style-name="P3">(a) ABBA</text:p>
      <text:p text:style-name="P3"/>
      <table:table table:name="Таблица1" table:style-name="Таблица1">
        <table:table-column table:style-name="Таблица1.A" table:number-columns-repeated="4"/>
        <table:table-row>
          <table:table-cell table:style-name="Таблица1.A1" office:value-type="string">
            <text:p text:style-name="P37">41</text:p>
          </table:table-cell>
          <table:table-cell table:style-name="Таблица1.A1" office:value-type="string">
            <text:p text:style-name="P37">42</text:p>
          </table:table-cell>
          <table:table-cell table:style-name="Таблица1.A1" office:value-type="string">
            <text:p text:style-name="P37">42</text:p>
          </table:table-cell>
          <table:table-cell table:style-name="Таблица1.D1" office:value-type="string">
            <text:p text:style-name="P37">41</text:p>
          </table:table-cell>
        </table:table-row>
        <table:table-row>
          <table:table-cell table:style-name="Таблица1.A2" office:value-type="string">
            <text:p text:style-name="P6">0x1000100C</text:p>
          </table:table-cell>
          <table:table-cell table:style-name="Таблица1.A2" office:value-type="string">
            <text:p text:style-name="P6">0x1000100<text:span text:style-name="T3">D</text:span></text:p>
          </table:table-cell>
          <table:table-cell table:style-name="Таблица1.A2" office:value-type="string">
            <text:p text:style-name="P6">0x1000100<text:span text:style-name="T3">E</text:span></text:p>
          </table:table-cell>
          <table:table-cell table:style-name="Таблица1.D2" office:value-type="string">
            <text:p text:style-name="P6">0x1000100<text:span text:style-name="T3">F</text:span></text:p>
          </table:table-cell>
        </table:table-row>
      </table:table>
      <text:p text:style-name="P6"/>
      <text:p text:style-name="P3">(b) Perfect 20!</text:p>
      <text:p text:style-name="P3"/>
      <table:table table:name="Таблица3" table:style-name="Таблица3">
        <table:table-column table:style-name="Таблица3.A" table:number-columns-repeated="4"/>
        <table:table-row>
          <table:table-cell table:style-name="Таблица3.A1" office:value-type="string">
            <text:p text:style-name="P37">21</text:p>
          </table:table-cell>
          <table:table-cell table:style-name="Таблица3.A1" office:value-type="string">
            <text:p text:style-name="P37">30</text:p>
          </table:table-cell>
          <table:table-cell table:style-name="Таблица3.A1" office:value-type="string">
            <text:p text:style-name="P37">32</text:p>
          </table:table-cell>
          <table:table-cell table:style-name="Таблица3.D1" office:value-type="string">
            <text:p text:style-name="P37">20</text:p>
          </table:table-cell>
        </table:table-row>
        <table:table-row>
          <table:table-cell table:style-name="Таблица3.A2" office:value-type="string">
            <text:p text:style-name="P7">0x1000100<text:span text:style-name="T4">2</text:span></text:p>
          </table:table-cell>
          <table:table-cell table:style-name="Таблица3.A2" office:value-type="string">
            <text:p text:style-name="P7">0x1000100<text:span text:style-name="T4">3</text:span></text:p>
          </table:table-cell>
          <table:table-cell table:style-name="Таблица3.A2" office:value-type="string">
            <text:p text:style-name="P7">0x1000100<text:span text:style-name="T4">4</text:span></text:p>
          </table:table-cell>
          <table:table-cell table:style-name="Таблица3.D2" office:value-type="string">
            <text:p text:style-name="P7">0x1000100<text:span text:style-name="T4">5</text:span></text:p>
          </table:table-cell>
        </table:table-row>
        <table:table-row>
          <table:table-cell table:style-name="Таблица3.A2" office:value-type="string">
            <text:p text:style-name="P37">74</text:p>
          </table:table-cell>
          <table:table-cell table:style-name="Таблица3.A2" office:value-type="string">
            <text:p text:style-name="P37">63</text:p>
          </table:table-cell>
          <table:table-cell table:style-name="Таблица3.A2" office:value-type="string">
            <text:p text:style-name="P37">65</text:p>
          </table:table-cell>
          <table:table-cell table:style-name="Таблица3.D2" office:value-type="string">
            <text:p text:style-name="P37">66</text:p>
          </table:table-cell>
        </table:table-row>
        <table:table-row>
          <table:table-cell table:style-name="Таблица3.A2" office:value-type="string">
            <text:p text:style-name="P7">0x1000100<text:span text:style-name="T4">6</text:span></text:p>
          </table:table-cell>
          <table:table-cell table:style-name="Таблица3.A2" office:value-type="string">
            <text:p text:style-name="P7">0x1000100<text:span text:style-name="T4">7</text:span></text:p>
          </table:table-cell>
          <table:table-cell table:style-name="Таблица3.A2" office:value-type="string">
            <text:p text:style-name="P7">0x1000100<text:span text:style-name="T4">8</text:span></text:p>
          </table:table-cell>
          <table:table-cell table:style-name="Таблица3.D2" office:value-type="string">
            <text:p text:style-name="P7">0x1000100<text:span text:style-name="T4">9</text:span></text:p>
          </table:table-cell>
        </table:table-row>
        <table:table-row>
          <table:table-cell table:style-name="Таблица3.A2" office:value-type="string">
            <text:p text:style-name="P37">72</text:p>
          </table:table-cell>
          <table:table-cell table:style-name="Таблица3.A2" office:value-type="string">
            <text:p text:style-name="P37">65</text:p>
          </table:table-cell>
          <table:table-cell table:style-name="Таблица3.A2" office:value-type="string">
            <text:p text:style-name="P37">50</text:p>
          </table:table-cell>
          <table:table-cell table:style-name="Таблица3.D2" office:value-type="string">
            <text:p text:style-name="Table_20_Contents"/>
          </table:table-cell>
        </table:table-row>
        <table:table-row>
          <table:table-cell table:style-name="Таблица3.A2" office:value-type="string">
            <text:p text:style-name="P7">0x1000100<text:span text:style-name="T4">A</text:span></text:p>
          </table:table-cell>
          <table:table-cell table:style-name="Таблица3.A2" office:value-type="string">
            <text:p text:style-name="P7">0x1000100<text:span text:style-name="T4">B</text:span></text:p>
          </table:table-cell>
          <table:table-cell table:style-name="Таблица3.A2" office:value-type="string">
            <text:p text:style-name="P7">0x1000100C</text:p>
          </table:table-cell>
          <table:table-cell table:style-name="Таблица3.D2" office:value-type="string">
            <text:p text:style-name="Table_20_Contents"/>
          </table:table-cell>
        </table:table-row>
      </table:table>
      <text:p text:style-name="Standard"><text:soft-page-break/><text:span text:style-name="T1">Exercise 4)</text:span> Convert the following MIPS assembly code into machine language. Write the instructions in hexadecimal.</text:p>
      <text:p text:style-name="Standard"/>
      <text:p text:style-name="Standard"><text:bookmark-start text:name="__DdeLink__207_1498916509"/>addi $s0, $0, 53 </text:p>
      <text:p text:style-name="Standard">sw $t1, -7($t2) </text:p>
      <text:p text:style-name="Standard">sub $t1, $s7, $s2<text:bookmark-end text:name="__DdeLink__207_1498916509"/></text:p>
      <text:p text:style-name="Standard"/>
      <text:p text:style-name="P8">0x20100035</text:p>
      <text:p text:style-name="P8">0xAD49FFF9</text:p>
      <text:p text:style-name="P8">0x02F24822</text:p>
      <text:p text:style-name="Standard"/>
      <text:p text:style-name="Standard">Which register contents before the beginning of the program do the results depend on?</text:p>
      <text:p text:style-name="Standard"/>
      <text:p text:style-name="P7"><text:span text:style-name="T4">A value of $0, course in command addi $s0 = $0 + 53</text:span></text:p>
      <text:p text:style-name="Standard"/>
      <text:p text:style-name="Standard">What will be the register or memory values that have changed after the end of the program?</text:p>
      <text:p text:style-name="Standard"/>
      <text:p text:style-name="P9">$s0 = $0 + 53 (from memory to register)</text:p>
      <text:p text:style-name="P9">$t2 – 7 = $t1 (from register to memory)</text:p>
      <text:p text:style-name="P10"><text:span text:style-name="T5">$t1 = $s7 - $s2 (register)</text:span></text:p>
      <text:p text:style-name="Standard"/>
      <text:p text:style-name="Standard">Which instructions from Exercise 6.8 are I-type instructions? Sign-extend the 16-bit immediate of each such instruction so that it becomes a 32-bit number.</text:p>
      <text:p text:style-name="Standard"/>
      <text:p text:style-name="P10"><text:span text:style-name="T5">addi</text:span></text:p>
      <text:p text:style-name="Standard"/>
      <text:p text:style-name="Standard"><text:span text:style-name="T1">Exercise 5)</text:span> Convert the following program from machine language into MIPS assembly language. The numbers on the left are the instruction address in memory, and the numbers on the right give the instruction at that address. Then reverse engineer a high-level program that would compile into this assembly language routine and write it. Explain in words what the program does. $a0 is the input, and it initially contains a positive number, n. $v0 is the output.</text:p>
      <text:p text:style-name="P2"/>
      <text:p text:style-name="Standard"><text:span text:style-name="T2">0x00400000 </text:span>0x20080000<text:tab/><text:span text:style-name="T5">&gt;&gt; <text:tab/>ADDI $t0, <text:tab/>$0, <text:tab/>0x0000</text:span></text:p>
      <text:p text:style-name="P10"><text:span text:style-name="T2">0x00400004 </text:span>0x20090002<text:tab/><text:span text:style-name="T5">&gt;&gt; <text:tab/>ADDI $t1, <text:tab/>$0, <text:tab/>0x0002</text:span></text:p>
      <text:p text:style-name="P10"><text:span text:style-name="T2">0x00400008 </text:span>0x0089502a<text:tab/><text:span text:style-name="T5">&gt;&gt; <text:tab/>SLT<text:tab/>$t2, <text:tab/>$a0, <text:tab/>$t1</text:span></text:p>
      <text:p text:style-name="P10"><text:span text:style-name="T2">0x0040000c </text:span>0x15400003 <text:tab/><text:span text:style-name="T5">&gt;&gt; <text:tab/>BNE<text:tab/>$t2, <text:tab/>$0, <text:tab/>0x0003</text:span></text:p>
      <text:p text:style-name="P10"><text:span text:style-name="T2">0x00400010 </text:span>0x01094020 <text:tab/><text:span text:style-name="T5">&gt;&gt; <text:tab/>ADD<text:tab/>$t0, <text:tab/>$t0, <text:tab/>$t1</text:span></text:p>
      <text:p text:style-name="P10"><text:span text:style-name="T2">0x00400014 </text:span>0x21290004 <text:tab/><text:span text:style-name="T5">&gt;&gt; <text:tab/>ADDI<text:tab/>$t1, <text:tab/>$t1, <text:tab/>0x0004</text:span></text:p>
      <text:p text:style-name="P10"><text:span text:style-name="T2">0x00400018 </text:span>0x08100002 <text:tab/><text:span text:style-name="T5">&gt;&gt; <text:tab/>J<text:tab/>0x0100002</text:span></text:p>
      <text:p text:style-name="P10"><text:span text:style-name="T2">0x0040001c </text:span>0x01001020<text:tab/><text:span text:style-name="T5">&gt;&gt; <text:tab/>ADD<text:tab/>$v0, <text:tab/>$t0, <text:tab/>$0</text:span></text:p>
      <text:p text:style-name="Standard"/>
      <text:p text:style-name="Standard"/>
      <text:p text:style-name="Standard"/>
      <text:p text:style-name="P15"><text:soft-page-break/>&lt;?php</text:p>
      <text:p text:style-name="P17">$a0 = $_POST[‘input’];</text:p>
      <text:p text:style-name="P15"/>
      <text:p text:style-name="P11">$t0 = 0;</text:p>
      <text:p text:style-name="P11">$t1 = 2;</text:p>
      <text:p text:style-name="P11"/>
      <text:p text:style-name="P12">$<text:span text:style-name="T7">t2</text:span> = $a0 &lt; $t1</text:p>
      <text:p text:style-name="P11"><text:span text:style-name="T8">while ($a0 &gt; $t1) {</text:span></text:p>
      <text:p text:style-name="P12"><text:tab/><text:span text:style-name="T6">if ($t2 != 0)</text:span></text:p>
      <text:p text:style-name="P14"><text:tab/><text:tab/><text:span text:style-name="T8">break;</text:span></text:p>
      <text:p text:style-name="P16"><text:tab/>else {</text:p>
      <text:p text:style-name="P16"><text:tab/><text:tab/>$t0 += $t1;</text:p>
      <text:p text:style-name="P16"><text:tab/><text:tab/>$t1 += 4;</text:p>
      <text:p text:style-name="P16"><text:tab/>}</text:p>
      <text:p text:style-name="P19">}</text:p>
      <text:p text:style-name="P13"/>
      <text:p text:style-name="P18"><text:span text:style-name="T9">echo </text:span>$v0 = $t0 + $0;<text:span text:style-name="T6"><text:tab/></text:span></text:p>
      <text:p text:style-name="P20"><text:span text:style-name="T6">?&gt;</text:span></text:p>
      <text:p text:style-name="Standard"/>
      <text:p text:style-name="Standard"><text:span text:style-name="T2">Exercise 6)</text:span> Write a procedure in a high-level language for int findsum64(int array[], int size). size specifies the number of elements in the array. array specifies the base address of the array. The procedure should return the index number of the first array entry the sum of the numbers before it (including itself) surpasses 64. If this does not happen, it should return the value -1. After writing in a high-level language (C), translate to assembly.</text:p>
      <text:p text:style-name="Standard"/>
      <text:p text:style-name="P25">int findsum64(int array[], int size) {</text:p>
      <text:p text:style-name="P25"><text:tab/>int sum = 0;</text:p>
      <text:p text:style-name="P25"><text:tab/>for (int i = 0; i &lt; size; i++) {</text:p>
      <text:p text:style-name="P25"><text:tab/><text:tab/><text:span text:style-name="T11">sum += array[i];</text:span></text:p>
      <text:p text:style-name="P25"><text:tab/><text:tab/></text:p>
      <text:p text:style-name="P26"><text:tab/><text:tab/>if (sum &gt;= 64)</text:p>
      <text:p text:style-name="P26"><text:tab/><text:tab/><text:tab/><text:span text:style-name="T14">return i;</text:span></text:p>
      <text:p text:style-name="P25"><text:tab/>}</text:p>
      <text:p text:style-name="P25"/>
      <text:p text:style-name="P25"><text:tab/><text:span text:style-name="T15">return -1;</text:span></text:p>
      <text:p text:style-name="P25">}</text:p>
      <text:p text:style-name="P27"/>
      <text:p text:style-name="P30"><text:span text:style-name="T19">blez</text:span><text:span text:style-name="T20"> <text:s text:c="3"/>$5,$L8</text:span></text:p>
      <text:p text:style-name="P30"><text:span text:style-name="T19">li</text:span><text:span text:style-name="T20"> <text:s text:c="5"/>$2,-1 <text:s text:c="18"/></text:span><text:span text:style-name="T18"># 0xffffffffffffffff</text:span></text:p>
      <text:p text:style-name="P34"/>
      <text:p text:style-name="P30"><text:span text:style-name="T19">lw</text:span><text:span text:style-name="T20"> <text:s text:c="5"/>$3,0($4)</text:span></text:p>
      <text:p text:style-name="P30"><text:span text:style-name="T19">nop</text:span></text:p>
      <text:p text:style-name="P30"><text:span text:style-name="T19">slt</text:span><text:span text:style-name="T20"> <text:s text:c="4"/>$2,$3,64</text:span></text:p>
      <text:p text:style-name="P30"><text:span text:style-name="T19">bne</text:span><text:span text:style-name="T20"> <text:s text:c="4"/>$2,$0,$L3</text:span></text:p>
      <text:p text:style-name="P30"><text:span text:style-name="T19">nop</text:span></text:p>
      <text:p text:style-name="P34"/>
      <text:p text:style-name="P30"><text:span text:style-name="T19">j</text:span><text:span text:style-name="T20"> <text:s text:c="6"/>$31</text:span></text:p>
      <text:p text:style-name="P30"><text:soft-page-break/><text:span text:style-name="T19">move</text:span><text:span text:style-name="T20"> <text:s text:c="3"/>$2,$0</text:span></text:p>
      <text:p text:style-name="P34"/>
      <text:p text:style-name="P33">$L3:</text:p>
      <text:p text:style-name="P30"><text:s text:c="8"/><text:span text:style-name="T19">b</text:span><text:span text:style-name="T20"> <text:s text:c="6"/>$L5</text:span></text:p>
      <text:p text:style-name="P30"><text:s text:c="8"/><text:span text:style-name="T19">move</text:span><text:span text:style-name="T20"> <text:s text:c="3"/>$2,$0</text:span></text:p>
      <text:p text:style-name="P34"/>
      <text:p text:style-name="P33">$L6:</text:p>
      <text:p text:style-name="P30"><text:s text:c="8"/><text:span text:style-name="T19">lw</text:span><text:span text:style-name="T20"> <text:s text:c="5"/>$6,4($4)</text:span></text:p>
      <text:p text:style-name="P30"><text:s text:c="8"/><text:span text:style-name="T19">nop</text:span></text:p>
      <text:p text:style-name="P30"><text:s text:c="8"/><text:span text:style-name="T19">addu</text:span><text:span text:style-name="T20"> <text:s text:c="3"/>$3,$3,$6</text:span></text:p>
      <text:p text:style-name="P30"><text:s text:c="8"/><text:span text:style-name="T19">slt</text:span><text:span text:style-name="T20"> <text:s text:c="4"/>$6,$3,64</text:span></text:p>
      <text:p text:style-name="P30"><text:s text:c="8"/><text:span text:style-name="T19">beq</text:span><text:span text:style-name="T20"> <text:s text:c="4"/>$6,$0,$L8</text:span></text:p>
      <text:p text:style-name="P36"><text:s text:c="8"/><text:span text:style-name="T19">addiu</text:span><text:span text:style-name="T20"> <text:s text:c="2"/>$4,$4,4</text:span></text:p>
      <text:p text:style-name="P35">$L5:</text:p>
      <text:p text:style-name="P30"><text:s text:c="8"/><text:span text:style-name="T19">addiu</text:span><text:span text:style-name="T20"> <text:s text:c="2"/>$2,$2,1</text:span></text:p>
      <text:p text:style-name="P30"><text:s text:c="8"/><text:span text:style-name="T19">slt</text:span><text:span text:style-name="T20"> <text:s text:c="4"/>$6,$2,$5</text:span></text:p>
      <text:p text:style-name="P30"><text:s text:c="8"/><text:span text:style-name="T19">bne</text:span><text:span text:style-name="T20"> <text:s text:c="4"/>$6,$0,$L6</text:span></text:p>
      <text:p text:style-name="P30"><text:s text:c="8"/><text:span text:style-name="T19">nop</text:span></text:p>
      <text:p text:style-name="P34"/>
      <text:p text:style-name="P30"><text:s text:c="8"/><text:span text:style-name="T19">li</text:span><text:span text:style-name="T20"> <text:s text:c="5"/>$2,-1 <text:s text:c="18"/></text:span><text:span text:style-name="T18"># 0xffffffffffffffff</text:span></text:p>
      <text:p text:style-name="P33"/>
      <text:p text:style-name="P33">$L8:</text:p>
      <text:p text:style-name="P30"><text:s text:c="8"/><text:span text:style-name="T19">j</text:span><text:span text:style-name="T20"> <text:s text:c="6"/>$31</text:span></text:p>
      <text:p text:style-name="P34"><text:span text:style-name="T21"><text:s text:c="8"/></text:span><text:span text:style-name="T22">nop</text:span></text:p>
      <text:p text:style-name="Standard"/>
      <text:p text:style-name="Standard"><text:span text:style-name="T1">Exercise 7)</text:span> Consider the following MIPS assembly language snippet. The numbers to the left of each instruction indicate the instruction address.</text:p>
      <text:p text:style-name="Standard"><text:bookmark-start text:name="__DdeLink__217_1498916509"/>0x00400028 add $a0, $a1, $0</text:p>
      <text:p text:style-name="Standard">0x0040002c <text:tab/><text:tab/>jal f2</text:p>
      <text:p text:style-name="Standard">0x00400030 f1: <text:tab/>jr $ra</text:p>
      <text:p text:style-name="Standard">0x00400034 f2: <text:tab/>sw $s0, 0($s2)</text:p>
      <text:p text:style-name="Standard">0x00400038 <text:tab/><text:tab/>bne $a0, $0, else</text:p>
      <text:p text:style-name="Standard">0x0040003c <text:tab/><text:tab/>j f1</text:p>
      <text:p text:style-name="Standard">0x00400040 else:<text:tab/>addi $a0, $a0, 02</text:p>
      <text:p text:style-name="Standard">0x00400044<text:tab/><text:tab/>j f2<text:bookmark-end text:name="__DdeLink__217_1498916509"/></text:p>
      <text:p text:style-name="Standard">(a) Translate the instruction sequence into machine code. Write the machine code instructions in hexadecimal.</text:p>
      <text:p text:style-name="Standard"/>
      <text:p text:style-name="P24">0x00400028 <text:tab/><text:span text:style-name="T10">0x00A02020</text:span></text:p>
      <text:p text:style-name="P24">0x0040002c <text:tab/><text:span text:style-name="T10">0x0C100003</text:span></text:p>
      <text:p text:style-name="P24">0x00400030 <text:tab/><text:span text:style-name="T10">0x03E00008</text:span></text:p>
      <text:p text:style-name="P24">0x00400034 <text:tab/><text:span text:style-name="T10">0xAE500000</text:span></text:p>
      <text:p text:style-name="P24">0x00400038 <text:tab/><text:span text:style-name="T10">0x14800001</text:span></text:p>
      <text:p text:style-name="P24">0x0040003c <text:tab/><text:span text:style-name="T10">0x08100002</text:span></text:p>
      <text:p text:style-name="P24">0x00400040 <text:tab/><text:span text:style-name="T10">0x20840002</text:span></text:p>
      <text:p text:style-name="P24">0x00400044<text:tab/><text:span text:style-name="T10">0x08100003</text:span></text:p>
      <text:p text:style-name="Standard"/>
      <text:p text:style-name="Standard"><text:soft-page-break/>(b) List the addressing mode used at each line of code.</text:p>
      <text:p text:style-name="Standard"/>
      <text:p text:style-name="P23">Register Addressing</text:p>
      <text:p text:style-name="P23">Pseudo-direct Addressing</text:p>
      <text:p text:style-name="P23">Register Addressing</text:p>
      <text:p text:style-name="P23">Base Addressing</text:p>
      <text:p text:style-name="P23">PC-Relative Addressing</text:p>
      <text:p text:style-name="P23">Pseudo-direct Addressing</text:p>
      <text:p text:style-name="P23">Immediate Addressing</text:p>
      <text:p text:style-name="P24"><text:span text:style-name="T10">Pseudo-direct Addressing</text:span></text:p>
      <text:p text:style-name="Standard"/>
      <text:p text:style-name="Standard"><text:span text:style-name="T1">Exercise 8)</text:span> Consider the following high-level procedure.</text:p>
      <text:p text:style-name="Standard">// high-level code </text:p>
      <text:p text:style-name="Standard">int f(int n, int k) {</text:p>
      <text:p text:style-name="P28">int b;</text:p>
      <text:p text:style-name="P28">b = k + 3; </text:p>
      <text:p text:style-name="P28">if(n == 0) b = 11; </text:p>
      <text:p text:style-name="P28">else b = b + (n * n) + f(n - 1, k + 1); return b * k;</text:p>
      <text:p text:style-name="Standard">}</text:p>
      <text:p text:style-name="Standard"><text:bookmark text:name="_GoBack"/></text:p>
      <text:p text:style-name="Standard">(a) Translate the high-level procedure f into MIPS assembly language. Pay partic- ular attention to properly saving and restoring registers across procedure calls and using the MIPS preserved register conventions. Clearly comment your code. You can use the MIPS mult, mfhi, and mflo instructions. The procedure starts at instruction address 0x00400200. Keep local variable b in $s0.</text:p>
      <text:p text:style-name="P21"/>
      <text:p text:style-name="P22">The arguments g, h, i, j are put in $a0 and $a1.</text:p>
      <text:p text:style-name="P22">The result f is put into $s0, and returned to $v0.</text:p>
      <text:p text:style-name="P22">f: addi $sp, $sp, 12 # make room on stack</text:p>
      <text:p text:style-name="P22"><text:tab/>sw $a0, 8($sp) # store n</text:p>
      <text:p text:style-name="P22"><text:tab/>sw $a1, 4($sp) # store k</text:p>
      <text:p text:style-name="P22"><text:tab/>sw $ra, 0($sp) # store $ra</text:p>
      <text:p text:style-name="P22"><text:tab/>addi $s0, $a1, 0x03 # b = k + 3</text:p>
      <text:p text:style-name="P22"><text:tab/>bne $a0, $0, else # no: goto else</text:p>
      <text:p text:style-name="P22"><text:tab/>addi $s0, $0, 0x0B # yes: b = 11</text:p>
      <text:p text:style-name="P22">j return</text:p>
      <text:p text:style-name="P22">else: addi $a0, $a0, 1 # n n 1</text:p>
      <text:p text:style-name="P22"><text:tab/>mult $a0, $a0 # n*n</text:p>
      <text:p text:style-name="P22"><text:tab/>mflo $a3</text:p>
      <text:p text:style-name="P22"><text:tab/>addi $s0, $s0, $a3 # b = b + (n * n)</text:p>
      <text:p text:style-name="P22"><text:tab/>addi $sp, $sp, 4</text:p>
      <text:p text:style-name="P22"><text:tab/>sw $a0, 0($sp) # store $s0</text:p>
      <text:p text:style-name="P22"><text:tab/>jal factorial # recursive call</text:p>
      <text:p text:style-name="P22"><text:tab/>lw $a0, 0($sp) # restore $s0</text:p>
      <text:p text:style-name="P22"><text:tab/>addi $sp, $sp, -4</text:p>
      <text:p text:style-name="P22"><text:tab/>lw $ra, 0($sp) # restore $ra</text:p>
      <text:p text:style-name="P22"><text:tab/>lw $a0, 4($sp) # restore $a0</text:p>
      <text:p text:style-name="P22"><text:soft-page-break/><text:tab/>lw $a1, 8($sp) # restore $a1</text:p>
      <text:p text:style-name="P22"><text:tab/>addi $sp, $sp, -12 # restore $sp</text:p>
      <text:p text:style-name="P22"><text:tab/>add $s0, $s0, $v0</text:p>
      <text:p text:style-name="P22">return:</text:p>
      <text:p text:style-name="P22"><text:tab/>mult $s0, $a1</text:p>
      <text:p text:style-name="P22"><text:tab/>mflo $a3</text:p>
      <text:p text:style-name="P22"><text:tab/>addi $v0, $0, $a3</text:p>
      <text:p text:style-name="P22"><text:tab/>jr $ra # return</text:p>
      <text:p text:style-name="Standard"/>
      <text:p text:style-name="Standard">(b) Step through your program from part (a) by hand for the case of f(2, 4). Draw a picture of the stack similar to the one in Figure 6.26(c). Write the register name and data value stored at each location in the stack and keep track of the stack pointer value ($sp). You might also find it useful to keep track of the values in $a0, $a1, $v0, and $s0 throughout execution. Assume that when f is called, $s0 = 0xABCD and $ra = 0x400004. What is the final value of $v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olaos Mavridis</meta:initial-creator>
    <meta:editing-cycles>25</meta:editing-cycles>
    <meta:creation-date>2016-10-25T07:15:00</meta:creation-date>
    <dc:date>2016-10-30T13:26:46.213478419</dc:date>
    <meta:editing-duration>PT43M6S</meta:editing-duration>
    <meta:generator>LibreOffice/5.2.2.2.0$Linux_X86_64 LibreOffice_project/20m0$Build-2</meta:generator>
    <meta:document-statistic meta:table-count="2" meta:image-count="0" meta:object-count="0" meta:page-count="6" meta:paragraph-count="193" meta:word-count="1150" meta:character-count="6629" meta:non-whitespace-character-count="53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